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f55d50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5fd251"/>
    </style:style>
    <style:style style:name="P101" style:family="paragraph" style:parent-style-name="Standard">
      <style:text-properties officeooo:paragraph-rsid="0ea9445c"/>
    </style:style>
    <style:style style:name="P102" style:family="paragraph" style:parent-style-name="Standard">
      <style:text-properties officeooo:rsid="0dde9a1c" officeooo:paragraph-rsid="1000e45b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62a2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9" style:family="text">
      <style:text-properties officeooo:rsid="0f0ca65a"/>
    </style:style>
    <style:style style:name="T330" style:family="text">
      <style:text-properties style:font-name="Liberation Mono" fo:font-size="11pt" officeooo:rsid="10048e31" style:font-size-asian="11pt" style:font-size-complex="11pt"/>
    </style:style>
    <style:style style:name="T331" style:family="text">
      <style:text-properties fo:font-weight="normal" style:font-weight-asian="normal" style:font-weight-complex="normal"/>
    </style:style>
    <style:style style:name="T332" style:family="text">
      <style:text-properties officeooo:rsid="0f95a7a0"/>
    </style:style>
    <style:style style:name="T333" style:family="text">
      <style:text-properties officeooo:rsid="0f8f58bd"/>
    </style:style>
    <style:style style:name="T334" style:family="text">
      <style:text-properties style:font-name="Ubuntu1" fo:font-size="10pt" officeooo:rsid="04473353" style:font-size-asian="10pt" style:font-size-complex="10pt"/>
    </style:style>
    <style:style style:name="T335" style:family="text">
      <style:text-properties officeooo:rsid="101b90cf"/>
    </style:style>
    <style:style style:name="T336" style:family="text">
      <style:text-properties officeooo:rsid="101e15d6"/>
    </style:style>
    <style:style style:name="T337" style:family="text">
      <style:text-properties officeooo:rsid="10048e31"/>
    </style:style>
    <style:style style:name="T338" style:family="text">
      <style:text-properties style:text-underline-style="none"/>
    </style:style>
    <style:style style:name="T339" style:family="text">
      <style:text-properties officeooo:rsid="106e501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3"/>
      <text:p text:style-name="P42"><text:span text:style-name="T16">Vul </text:span><text:span text:style-name="T17">achter</text:span><text:span text:style-name="T13"> de </text:span><text:span text:style-name="Definition"><text:span text:style-name="T329">ONDERSTREEPTE</text:span></text:span><text:span text:style-name="T1"> </text:span><text:span text:style-name="T14">woorden</text:span><text:span text:style-name="T13"> het</text:span><text:span text:style-name="Strong_20_Emphasis"><text:span text:style-name="T327"> </text:span></text:span><text:span text:style-name="Strong_20_Emphasis"><text:span text:style-name="T328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1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99"><text:span text:style-name="Definition"><text:span text:style-name="T279">g</text:span></text:span><text:span text:style-name="Definition">ebruikersnaam</text:span><text:span text:style-name="Definition"><text:span text:style-name="T338"><text:tab/></text:span></text:span><text:span text:style-name="T278"><draw:control text:anchor-type="as-char" svg:y="-0.4cm" draw:z-index="22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3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4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99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5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6"/>
      <text:p text:style-name="P36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503515287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0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2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6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90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3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90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0"/>
      <text:list xml:id="list95634299917085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2">Start de computer op vanaf</text:span><text:span text:style-name="T252"><text:note text:id="ftn5" text:note-class="footnote"><text:note-citation>1</text:note-citation><text:note-body><text:p text:style-name="P98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2">L</text:span><text:span text:style-name="T314">ive </text:span><text:span text:style-name="T333">USB</text:span><text:span text:style-name="T317">-stick</text:span><text:span text:style-name="T334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7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6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18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7"><draw:control text:anchor-type="as-char" draw:z-index="8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4"><text:span text:style-name="T337">Typ '</text:span><text:span text:style-name="T330">live</text:span><text:span text:style-name="T33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1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2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19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35">B</text:span>ij <text:span text:style-name="T315">Regio</text:span> <text:span text:style-name="T335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23"><text:span text:style-name="T336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3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6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95635189437537" text:continue-numbering="true" text:style-name="L1">
        <text:list-item>
          <text:p text:style-name="P107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4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6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1">Volg de aanwijzingen op de </text:span></text:span><text:span text:style-name="Strong_20_Emphasis"><text:span text:style-name="T29">welkomst</text:span></text:span><text:span text:style-name="Strong_20_Emphasis"><text:span text:style-name="T33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6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27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4" office:value-type="string">
            <text:p text:style-name="P100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9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7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6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9" office:value-type="string">
            <text:p text:style-name="P100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6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1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2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3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5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7" office:value-type="string">
            <text:p text:style-name="P100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3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xml:id="list95635954186563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9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4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3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7"/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7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0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5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8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1"/>
      <text:p text:style-name="P108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3">Karel Zimmer</text:span></text:span></text:a><text:span text:style-name="Emphasis"><text:span text:style-name="T322">.</text:span></text:span></text:p>
      <text:p text:style-name="P108"><text:a xlink:type="simple" xlink:href="https://creativecommons.org/publicdomain/zero/1.0/deed.nl" text:style-name="Internet_20_link" text:visited-style-name="Visited_20_Internet_20_Link"><text:span text:style-name="Emphasis"><text:span text:style-name="T325">CC0 1.0 Universeel</text:span></text:span></text:a><text:span text:style-name="Emphasis"><text:span text:style-name="T32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23T09:56:33.845265288">23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6:33.716438020</dc:date>
    <meta:keyword>Installatie</meta:keyword>
    <meta:keyword>Checklist</meta:keyword>
    <meta:keyword>Linux</meta:keyword>
    <meta:editing-cycles>6917</meta:editing-cycles>
    <meta:editing-duration>P12DT8H34M1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15" meta:word-count="693" meta:character-count="4750" meta:non-whitespace-character-count="4107"/>
    <meta:user-defined meta:name="Info 1"/>
    <meta:user-defined meta:name="Info 2"/>
    <meta:user-defined meta:name="Info 3"/>
    <meta:user-defined meta:name="Info 4"/>
  </office:meta>
</office:document-meta>
</file>